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8.83pt" svg:height="255.09pt" draw:transform="rotate (1.5707963267949) translate (150.207874015748pt 482.20157480315pt)">
            <loext:p draw:notify-on-update-of-ranges="Sheet1.C1:Sheet1.J1 Sheet1.B2:Sheet1.B2 Sheet1.C2:Sheet1.J2 Sheet1.B3:Sheet1.B3 Sheet1.C3:Sheet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28.57pt" svg:height="255.09pt" draw:transform="rotate (1.5707963267949) translate (148.648818897638pt 1318.28031496063pt)">
            <loext:p draw:notify-on-update-of-ranges="Sheet1.C1:Sheet1.J1 Sheet1.B2:Sheet1.B2 Sheet1.C2:Sheet1.J2 Sheet1.B4:Sheet1.B4 Sheet1.C4:Sheet1.J4 Sheet1.B5:Sheet1.B5 Sheet1.C5:Sheet1.J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30.67pt" svg:height="255.09pt" draw:transform="rotate (1.5707963267949) translate (149.697637795276pt 756.255118110236pt)">
            <loext:p draw:notify-on-update-of-ranges="Sheet1.C1:Sheet1.J1 Sheet1.B2:Sheet1.B2 Sheet1.C2:Sheet1.J2 Sheet1.B6:Sheet1.B6 Sheet1.C6:Sheet1.J6 Sheet1.B7:Sheet1.B7 Sheet1.C7:Sheet1.J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29.34pt" svg:height="255.09pt" draw:transform="rotate (1.5707963267949) translate (148.223622047244pt 1032.46299212598pt)">
            <loext:p draw:notify-on-update-of-ranges="Sheet1.C1:Sheet1.J1 Sheet1.B2:Sheet1.B2 Sheet1.C2:Sheet1.J2 Sheet1.B8:Sheet1.B8 Sheet1.C8:Sheet1.J8 Sheet1.B9:Sheet1.B9 Sheet1.C9:Sheet1.J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table:style-name="ce3" office:value-type="string" calcext:value-type="string">
            <text:p>#8</text:p>
          </table:table-cell>
          <table:table-cell table:style-name="ce1" office:value-type="string" calcext:value-type="string">
            <text:p>#test2-5</text:p>
          </table:table-cell>
          <table:table-cell office:value-type="string" calcext:value-type="string">
            <text:p>PMGraph</text:p>
          </table:table-cell>
        </table:table-row>
        <table:table-row table:style-name="ro1">
          <table:table-cell/>
          <table:table-cell office:value-type="string" calcext:value-type="string">
            <text:p>inputGraph</text:p>
          </table:table-cell>
          <table:table-cell table:style-name="ce2" office:value-type="float" office:value="0.91021" calcext:value-type="float">
            <text:p>0.91021</text:p>
          </table:table-cell>
          <table:table-cell office:value-type="float" office:value="0.93499" calcext:value-type="float">
            <text:p>0.93499</text:p>
          </table:table-cell>
          <table:table-cell office:value-type="float" office:value="0.94387" calcext:value-type="float">
            <text:p>0.94387</text:p>
          </table:table-cell>
          <table:table-cell office:value-type="float" office:value="0.94069" calcext:value-type="float">
            <text:p>0.94069</text:p>
          </table:table-cell>
          <table:table-cell table:style-name="ce2" office:value-type="float" office:value="0.93654" calcext:value-type="float">
            <text:p>0.93654</text:p>
          </table:table-cell>
          <table:table-cell table:style-name="ce2" office:value-type="float" office:value="0.91884" calcext:value-type="float">
            <text:p>0.91884</text:p>
          </table:table-cell>
          <table:table-cell table:style-name="ce2" office:value-type="float" office:value="0.74169" calcext:value-type="float">
            <text:p>0.74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nnctedComponent</text:p>
          </table:table-cell>
          <table:table-cell table:style-name="ce2" office:value-type="float" office:value="0.90545" calcext:value-type="float">
            <text:p>0.90545</text:p>
          </table:table-cell>
          <table:table-cell office:value-type="float" office:value="0.92995" calcext:value-type="float">
            <text:p>0.92995</text:p>
          </table:table-cell>
          <table:table-cell office:value-type="float" office:value="0.94284" calcext:value-type="float">
            <text:p>0.94284</text:p>
          </table:table-cell>
          <table:table-cell office:value-type="float" office:value="0.93515" calcext:value-type="float">
            <text:p>0.93515</text:p>
          </table:table-cell>
          <table:table-cell table:style-name="ce2" office:value-type="float" office:value="0.91991" calcext:value-type="float">
            <text:p>0.91991</text:p>
          </table:table-cell>
          <table:table-cell table:style-name="ce2" office:value-type="float" office:value="0.90075" calcext:value-type="float">
            <text:p>0.90075</text:p>
          </table:table-cell>
          <table:table-cell table:style-name="ce2" office:value-type="float" office:value="0.68354" calcext:value-type="float">
            <text:p>0.68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CPiv</text:p>
          </table:table-cell>
          <table:table-cell table:style-name="ce2" office:value-type="float" office:value="0.97106" calcext:value-type="float">
            <text:p>0.97106</text:p>
          </table:table-cell>
          <table:table-cell office:value-type="float" office:value="0.97712" calcext:value-type="float">
            <text:p>0.97712</text:p>
          </table:table-cell>
          <table:table-cell office:value-type="float" office:value="0.97952" calcext:value-type="float">
            <text:p>0.97952</text:p>
          </table:table-cell>
          <table:table-cell office:value-type="float" office:value="0.97915" calcext:value-type="float">
            <text:p>0.97915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0.97831" calcext:value-type="float">
            <text:p>0.97831</text:p>
          </table:table-cell>
          <table:table-cell table:style-name="ce2" office:value-type="float" office:value="0.90744" calcext:value-type="float">
            <text:p>0.90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C1side-dblp</text:p>
          </table:table-cell>
          <table:table-cell table:style-name="ce2" office:value-type="float" office:value="0.96837" calcext:value-type="float">
            <text:p>0.96837</text:p>
          </table:table-cell>
          <table:table-cell office:value-type="float" office:value="0.97693" calcext:value-type="float">
            <text:p>0.97693</text:p>
          </table:table-cell>
          <table:table-cell office:value-type="float" office:value="0.97635" calcext:value-type="float">
            <text:p>0.97635</text:p>
          </table:table-cell>
          <table:table-cell office:value-type="float" office:value="0.97991" calcext:value-type="float">
            <text:p>0.97991</text:p>
          </table:table-cell>
          <table:table-cell table:style-name="ce2" office:value-type="float" office:value="0.97964" calcext:value-type="float">
            <text:p>0.97964</text:p>
          </table:table-cell>
          <table:table-cell table:style-name="ce2" office:value-type="float" office:value="0.97948" calcext:value-type="float">
            <text:p>0.97948</text:p>
          </table:table-cell>
          <table:table-cell table:style-name="ce2" office:value-type="float" office:value="0.90387" calcext:value-type="float">
            <text:p>0.90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table:style-name="ce2" office:value-type="float" office:value="0.97322" calcext:value-type="float">
            <text:p>0.97322</text:p>
          </table:table-cell>
          <table:table-cell office:value-type="float" office:value="0.97733" calcext:value-type="float">
            <text:p>0.97733</text:p>
          </table:table-cell>
          <table:table-cell office:value-type="float" office:value="0.97726" calcext:value-type="float">
            <text:p>0.97726</text:p>
          </table:table-cell>
          <table:table-cell office:value-type="float" office:value="0.98012" calcext:value-type="float">
            <text:p>0.98012</text:p>
          </table:table-cell>
          <table:table-cell table:style-name="ce2" office:value-type="float" office:value="0.97976" calcext:value-type="float">
            <text:p>0.97976</text:p>
          </table:table-cell>
          <table:table-cell table:style-name="ce2" office:value-type="float" office:value="0.97899" calcext:value-type="float">
            <text:p>0.97899</text:p>
          </table:table-cell>
          <table:table-cell table:style-name="ce2" office:value-type="float" office:value="0.96378" calcext:value-type="float">
            <text:p>0.9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ergCenter</text:p>
          </table:table-cell>
          <table:table-cell table:style-name="ce2" office:value-type="float" office:value="0.9667" calcext:value-type="float">
            <text:p>0.9667</text:p>
          </table:table-cell>
          <table:table-cell office:value-type="float" office:value="0.97075" calcext:value-type="float">
            <text:p>0.97075</text:p>
          </table:table-cell>
          <table:table-cell office:value-type="float" office:value="0.97551" calcext:value-type="float">
            <text:p>0.97551</text:p>
          </table:table-cell>
          <table:table-cell office:value-type="float" office:value="0.97349" calcext:value-type="float">
            <text:p>0.97349</text:p>
          </table:table-cell>
          <table:table-cell table:style-name="ce2" office:value-type="float" office:value="0.9676" calcext:value-type="float">
            <text:p>0.9676</text:p>
          </table:table-cell>
          <table:table-cell table:style-name="ce2" office:value-type="float" office:value="0.96361" calcext:value-type="float">
            <text:p>0.96361</text:p>
          </table:table-cell>
          <table:table-cell table:style-name="ce2" office:value-type="float" office:value="0.77345" calcext:value-type="float">
            <text:p>0.77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1</text:p>
          </table:table-cell>
          <table:table-cell table:style-name="ce2" office:value-type="float" office:value="0.91021" calcext:value-type="float">
            <text:p>0.91021</text:p>
          </table:table-cell>
          <table:table-cell office:value-type="float" office:value="0.93499" calcext:value-type="float">
            <text:p>0.93499</text:p>
          </table:table-cell>
          <table:table-cell office:value-type="float" office:value="0.94387" calcext:value-type="float">
            <text:p>0.94387</text:p>
          </table:table-cell>
          <table:table-cell office:value-type="float" office:value="0.94069" calcext:value-type="float">
            <text:p>0.94069</text:p>
          </table:table-cell>
          <table:table-cell table:style-name="ce2" office:value-type="float" office:value="0.93678" calcext:value-type="float">
            <text:p>0.93678</text:p>
          </table:table-cell>
          <table:table-cell table:style-name="ce2" office:value-type="float" office:value="0.91884" calcext:value-type="float">
            <text:p>0.91884</text:p>
          </table:table-cell>
          <table:table-cell table:style-name="ce2" office:value-type="float" office:value="0.74169" calcext:value-type="float">
            <text:p>0.74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ar2</text:p>
          </table:table-cell>
          <table:table-cell table:style-name="ce2" office:value-type="float" office:value="0.9114" calcext:value-type="float">
            <text:p>0.9114</text:p>
          </table:table-cell>
          <table:table-cell office:value-type="float" office:value="0.93626" calcext:value-type="float">
            <text:p>0.93626</text:p>
          </table:table-cell>
          <table:table-cell office:value-type="float" office:value="0.94438" calcext:value-type="float">
            <text:p>0.94438</text:p>
          </table:table-cell>
          <table:table-cell office:value-type="float" office:value="0.94215" calcext:value-type="float">
            <text:p>0.94215</text:p>
          </table:table-cell>
          <table:table-cell table:style-name="ce2" office:value-type="float" office:value="0.93794" calcext:value-type="float">
            <text:p>0.93794</text:p>
          </table:table-cell>
          <table:table-cell table:style-name="ce2" office:value-type="float" office:value="0.91978" calcext:value-type="float">
            <text:p>0.91978</text:p>
          </table:table-cell>
          <table:table-cell table:style-name="ce2" office:value-type="float" office:value="0.74866" calcext:value-type="float">
            <text:p>0.7486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8">
          <table:table-cell/>
          <table:table-cell table:style-name="Default"/>
          <table:table-cell table:number-columns-repeated="8"/>
        </table:table-row>
        <table:table-row table:style-name="ro1" table:number-rows-repeated="32">
          <table:table-cell table:number-columns-repeated="10"/>
        </table:table-row>
        <table:table-row table:style-name="ro1" table:number-rows-repeated="7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0:09:24.14573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8:02.531502273</meta:creation-date>
    <dc:title>Tables</dc:title>
    <dc:date>2017-01-18T10:20:15.761404778</dc:date>
    <meta:editing-duration>PT1H7M40S</meta:editing-duration>
    <meta:editing-cycles>19</meta:editing-cycles>
    <meta:generator>LibreOffice/5.1.2.2$Linux_X86_64 LibreOffice_project/10m0$Build-2</meta:generator>
    <meta:document-statistic meta:table-count="1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29cm" svg:height="9cm" xlink:href=".." xlink:type="simple" chart:class="chart:line" chart:style-name="ch1">
        <chart:title svg:x="4.994cm" svg:y="0.316cm" chart:style-name="ch2">
          <text:p>Pre-ConnctedComponent</text:p>
        </chart:title>
        <chart:legend chart:legend-position="bottom" svg:x="3.116cm" svg:y="8.005cm" style:legend-expansion="wide" chart:style-name="ch3"/>
        <chart:plot-area chart:style-name="ch4" table:cell-range-address="Sheet1.B1:Sheet1.J3" chart:data-source-has-labels="both" svg:x="0.302cm" svg:y="1.301cm" svg:width="14.525cm" svg:height="5.543cm">
          <chartooo:coordinate-region svg:x="1.214cm" svg:y="1.5cm" svg:width="12.884cm" svg:height="4.697cm"/>
          <chart:axis chart:dimension="x" chart:name="primary-x" chart:style-name="ch5" chartooo:axis-type="auto">
            <chartooo:date-scale/>
            <chart:title svg:x="6.951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3:Sheet1.J3" chart:label-cell-address="Sheet1.B3:Sheet1.B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1021">
                <text:p>0.91021</text:p>
                <draw:g>
                  <svg:desc>Sheet1.C2:Sheet1.J2</svg:desc>
                </draw:g>
              </table:table-cell>
              <table:table-cell office:value-type="float" office:value="0.93499">
                <text:p>0.93499</text:p>
              </table:table-cell>
              <table:table-cell office:value-type="float" office:value="0.94387">
                <text:p>0.94387</text:p>
              </table:table-cell>
              <table:table-cell office:value-type="float" office:value="0.94069">
                <text:p>0.94069</text:p>
              </table:table-cell>
              <table:table-cell office:value-type="float" office:value="0.93654">
                <text:p>0.93654</text:p>
              </table:table-cell>
              <table:table-cell office:value-type="float" office:value="0.91884">
                <text:p>0.91884</text:p>
              </table:table-cell>
              <table:table-cell office:value-type="float" office:value="0.74169">
                <text:p>0.7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nctedComponent</text:p>
                <draw:g>
                  <svg:desc>Sheet1.B3:Sheet1.B3</svg:desc>
                </draw:g>
              </table:table-cell>
              <table:table-cell office:value-type="float" office:value="0.90545">
                <text:p>0.90545</text:p>
                <draw:g>
                  <svg:desc>Sheet1.C3:Sheet1.J3</svg:desc>
                </draw:g>
              </table:table-cell>
              <table:table-cell office:value-type="float" office:value="0.92995">
                <text:p>0.92995</text:p>
              </table:table-cell>
              <table:table-cell office:value-type="float" office:value="0.94284">
                <text:p>0.94284</text:p>
              </table:table-cell>
              <table:table-cell office:value-type="float" office:value="0.93515">
                <text:p>0.93515</text:p>
              </table:table-cell>
              <table:table-cell office:value-type="float" office:value="0.91991">
                <text:p>0.91991</text:p>
              </table:table-cell>
              <table:table-cell office:value-type="float" office:value="0.90075">
                <text:p>0.90075</text:p>
              </table:table-cell>
              <table:table-cell office:value-type="float" office:value="0.68354">
                <text:p>0.6835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2cm" svg:height="9cm" xlink:href=".." xlink:type="simple" chart:class="chart:line" chart:style-name="ch1">
        <chart:title svg:x="5.201cm" svg:y="0.316cm" chart:style-name="ch2">
          <text:p>Pre-CorrelationClstring</text:p>
        </chart:title>
        <chart:legend chart:legend-position="bottom" svg:x="2.905cm" svg:y="8.005cm" style:legend-expansion="wide" chart:style-name="ch3"/>
        <chart:plot-area chart:style-name="ch4" table:cell-range-address="Sheet1.C1:Sheet1.J2 Sheet1.B2:Sheet1.B2 Sheet1.B4:Sheet1.J5" chart:data-source-has-labels="both" svg:x="0.302cm" svg:y="1.301cm" svg:width="14.516cm" svg:height="5.543cm">
          <chartooo:coordinate-region svg:x="1.214cm" svg:y="1.5cm" svg:width="12.875cm" svg:height="4.697cm"/>
          <chart:axis chart:dimension="x" chart:name="primary-x" chart:style-name="ch5" chartooo:axis-type="auto">
            <chartooo:date-scale/>
            <chart:title svg:x="6.947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4:Sheet1.J4" chart:label-cell-address="Sheet1.B4:Sheet1.B4" chart:class="chart:line">
            <chart:data-point chart:repeated="8"/>
          </chart:series>
          <chart:series chart:style-name="ch11" chart:values-cell-range-address="Sheet1.C5:Sheet1.J5" chart:label-cell-address="Sheet1.B5:Sheet1.B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1021">
                <text:p>0.91021</text:p>
                <draw:g>
                  <svg:desc>Sheet1.C2:Sheet1.J2</svg:desc>
                </draw:g>
              </table:table-cell>
              <table:table-cell office:value-type="float" office:value="0.93499">
                <text:p>0.93499</text:p>
              </table:table-cell>
              <table:table-cell office:value-type="float" office:value="0.94387">
                <text:p>0.94387</text:p>
              </table:table-cell>
              <table:table-cell office:value-type="float" office:value="0.94069">
                <text:p>0.94069</text:p>
              </table:table-cell>
              <table:table-cell office:value-type="float" office:value="0.93654">
                <text:p>0.93654</text:p>
              </table:table-cell>
              <table:table-cell office:value-type="float" office:value="0.91884">
                <text:p>0.91884</text:p>
              </table:table-cell>
              <table:table-cell office:value-type="float" office:value="0.74169">
                <text:p>0.7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Piv</text:p>
                <draw:g>
                  <svg:desc>Sheet1.B4:Sheet1.B4</svg:desc>
                </draw:g>
              </table:table-cell>
              <table:table-cell office:value-type="float" office:value="0.97106">
                <text:p>0.97106</text:p>
                <draw:g>
                  <svg:desc>Sheet1.C4:Sheet1.J4</svg:desc>
                </draw:g>
              </table:table-cell>
              <table:table-cell office:value-type="float" office:value="0.97712">
                <text:p>0.97712</text:p>
              </table:table-cell>
              <table:table-cell office:value-type="float" office:value="0.97952">
                <text:p>0.97952</text:p>
              </table:table-cell>
              <table:table-cell office:value-type="float" office:value="0.97915">
                <text:p>0.97915</text:p>
              </table:table-cell>
              <table:table-cell office:value-type="float" office:value="0.97909">
                <text:p>0.97909</text:p>
              </table:table-cell>
              <table:table-cell office:value-type="float" office:value="0.97831">
                <text:p>0.97831</text:p>
              </table:table-cell>
              <table:table-cell office:value-type="float" office:value="0.90744">
                <text:p>0.90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1side-dblp</text:p>
                <draw:g>
                  <svg:desc>Sheet1.B5:Sheet1.B5</svg:desc>
                </draw:g>
              </table:table-cell>
              <table:table-cell office:value-type="float" office:value="0.96837">
                <text:p>0.96837</text:p>
                <draw:g>
                  <svg:desc>Sheet1.C5:Sheet1.J5</svg:desc>
                </draw:g>
              </table:table-cell>
              <table:table-cell office:value-type="float" office:value="0.97693">
                <text:p>0.97693</text:p>
              </table:table-cell>
              <table:table-cell office:value-type="float" office:value="0.97635">
                <text:p>0.97635</text:p>
              </table:table-cell>
              <table:table-cell office:value-type="float" office:value="0.97991">
                <text:p>0.97991</text:p>
              </table:table-cell>
              <table:table-cell office:value-type="float" office:value="0.97964">
                <text:p>0.97964</text:p>
              </table:table-cell>
              <table:table-cell office:value-type="float" office:value="0.97948">
                <text:p>0.97948</text:p>
              </table:table-cell>
              <table:table-cell office:value-type="float" office:value="0.90387">
                <text:p>0.9038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94cm" svg:height="9cm" xlink:href=".." xlink:type="simple" chart:class="chart:line" chart:style-name="ch1">
        <chart:title svg:x="6.429cm" svg:y="0.316cm" chart:style-name="ch2">
          <text:p>Pre-Center</text:p>
        </chart:title>
        <chart:legend chart:legend-position="bottom" svg:x="3.114cm" svg:y="8.005cm" style:legend-expansion="wide" chart:style-name="ch3"/>
        <chart:plot-area chart:style-name="ch4" table:cell-range-address="Sheet1.C1:Sheet1.J2 Sheet1.B2:Sheet1.B2 Sheet1.B6:Sheet1.J7" chart:data-source-has-labels="both" svg:x="0.303cm" svg:y="1.301cm" svg:width="14.588cm" svg:height="5.543cm">
          <chartooo:coordinate-region svg:x="1.215cm" svg:y="1.5cm" svg:width="12.947cm" svg:height="4.697cm"/>
          <chart:axis chart:dimension="x" chart:name="primary-x" chart:style-name="ch5" chartooo:axis-type="auto">
            <chartooo:date-scale/>
            <chart:title svg:x="6.984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6:Sheet1.J6" chart:label-cell-address="Sheet1.B6:Sheet1.B6" chart:class="chart:line">
            <chart:data-point chart:repeated="8"/>
          </chart:series>
          <chart:series chart:style-name="ch11" chart:values-cell-range-address="Sheet1.C7:Sheet1.J7" chart:label-cell-address="Sheet1.B7:Sheet1.B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1021">
                <text:p>0.91021</text:p>
                <draw:g>
                  <svg:desc>Sheet1.C2:Sheet1.J2</svg:desc>
                </draw:g>
              </table:table-cell>
              <table:table-cell office:value-type="float" office:value="0.93499">
                <text:p>0.93499</text:p>
              </table:table-cell>
              <table:table-cell office:value-type="float" office:value="0.94387">
                <text:p>0.94387</text:p>
              </table:table-cell>
              <table:table-cell office:value-type="float" office:value="0.94069">
                <text:p>0.94069</text:p>
              </table:table-cell>
              <table:table-cell office:value-type="float" office:value="0.93654">
                <text:p>0.93654</text:p>
              </table:table-cell>
              <table:table-cell office:value-type="float" office:value="0.91884">
                <text:p>0.91884</text:p>
              </table:table-cell>
              <table:table-cell office:value-type="float" office:value="0.74169">
                <text:p>0.7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er</text:p>
                <draw:g>
                  <svg:desc>Sheet1.B6:Sheet1.B6</svg:desc>
                </draw:g>
              </table:table-cell>
              <table:table-cell office:value-type="float" office:value="0.97322">
                <text:p>0.97322</text:p>
                <draw:g>
                  <svg:desc>Sheet1.C6:Sheet1.J6</svg:desc>
                </draw:g>
              </table:table-cell>
              <table:table-cell office:value-type="float" office:value="0.97733">
                <text:p>0.97733</text:p>
              </table:table-cell>
              <table:table-cell office:value-type="float" office:value="0.97726">
                <text:p>0.97726</text:p>
              </table:table-cell>
              <table:table-cell office:value-type="float" office:value="0.98012">
                <text:p>0.98012</text:p>
              </table:table-cell>
              <table:table-cell office:value-type="float" office:value="0.97976">
                <text:p>0.97976</text:p>
              </table:table-cell>
              <table:table-cell office:value-type="float" office:value="0.97899">
                <text:p>0.97899</text:p>
              </table:table-cell>
              <table:table-cell office:value-type="float" office:value="0.96378">
                <text:p>0.96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gCenter</text:p>
                <draw:g>
                  <svg:desc>Sheet1.B7:Sheet1.B7</svg:desc>
                </draw:g>
              </table:table-cell>
              <table:table-cell office:value-type="float" office:value="0.9667">
                <text:p>0.9667</text:p>
                <draw:g>
                  <svg:desc>Sheet1.C7:Sheet1.J7</svg:desc>
                </draw:g>
              </table:table-cell>
              <table:table-cell office:value-type="float" office:value="0.97075">
                <text:p>0.97075</text:p>
              </table:table-cell>
              <table:table-cell office:value-type="float" office:value="0.97551">
                <text:p>0.97551</text:p>
              </table:table-cell>
              <table:table-cell office:value-type="float" office:value="0.97349">
                <text:p>0.97349</text:p>
              </table:table-cell>
              <table:table-cell office:value-type="float" office:value="0.9676">
                <text:p>0.9676</text:p>
              </table:table-cell>
              <table:table-cell office:value-type="float" office:value="0.96361">
                <text:p>0.96361</text:p>
              </table:table-cell>
              <table:table-cell office:value-type="float" office:value="0.77345">
                <text:p>0.773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47cm" svg:height="9cm" xlink:href=".." xlink:type="simple" chart:class="chart:line" chart:style-name="ch1">
        <chart:title svg:x="6.656cm" svg:y="0.316cm" chart:style-name="ch2">
          <text:p>Pre-Star</text:p>
        </chart:title>
        <chart:legend chart:legend-position="bottom" svg:x="4.069cm" svg:y="8.005cm" style:legend-expansion="wide" chart:style-name="ch3"/>
        <chart:plot-area chart:style-name="ch4" table:cell-range-address="Sheet1.C1:Sheet1.J2 Sheet1.B2:Sheet1.B2 Sheet1.B8:Sheet1.J9" chart:data-source-has-labels="both" svg:x="0.302cm" svg:y="1.301cm" svg:width="14.543cm" svg:height="5.543cm">
          <chartooo:coordinate-region svg:x="1.214cm" svg:y="1.5cm" svg:width="12.902cm" svg:height="4.697cm"/>
          <chart:axis chart:dimension="x" chart:name="primary-x" chart:style-name="ch5" chartooo:axis-type="auto">
            <chartooo:date-scale/>
            <chart:title svg:x="6.96cm" svg:y="7.024cm" chart:style-name="ch6">
              <text:p>graphId</text:p>
            </chart:title>
            <chart:categories table:cell-range-address="Sheet1.C1:Sheet1.J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C2:Sheet1.J2" chart:label-cell-address="Sheet1.B2:Sheet1.B2" chart:class="chart:line">
            <chart:data-point chart:repeated="8"/>
          </chart:series>
          <chart:series chart:style-name="ch10" chart:values-cell-range-address="Sheet1.C8:Sheet1.J8" chart:label-cell-address="Sheet1.B8:Sheet1.B8" chart:class="chart:line">
            <chart:data-point chart:repeated="8"/>
          </chart:series>
          <chart:series chart:style-name="ch11" chart:values-cell-range-address="Sheet1.C9:Sheet1.J9" chart:label-cell-address="Sheet1.B9:Sheet1.B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Sheet1.C1:Sheet1.J1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8</text:p>
              </table:table-cell>
              <table:table-cell office:value-type="string">
                <text:p>#test2-5</text:p>
              </table:table-cell>
              <table:table-cell office:value-type="string">
                <text:p>PMGraph</text:p>
              </table:table-cell>
            </table:table-row>
          </table:table-header-rows>
          <table:table-rows>
            <table:table-row>
              <table:table-cell office:value-type="string">
                <text:p>inputGraph</text:p>
                <draw:g>
                  <svg:desc>Sheet1.B2:Sheet1.B2</svg:desc>
                </draw:g>
              </table:table-cell>
              <table:table-cell office:value-type="float" office:value="0.91021">
                <text:p>0.91021</text:p>
                <draw:g>
                  <svg:desc>Sheet1.C2:Sheet1.J2</svg:desc>
                </draw:g>
              </table:table-cell>
              <table:table-cell office:value-type="float" office:value="0.93499">
                <text:p>0.93499</text:p>
              </table:table-cell>
              <table:table-cell office:value-type="float" office:value="0.94387">
                <text:p>0.94387</text:p>
              </table:table-cell>
              <table:table-cell office:value-type="float" office:value="0.94069">
                <text:p>0.94069</text:p>
              </table:table-cell>
              <table:table-cell office:value-type="float" office:value="0.93654">
                <text:p>0.93654</text:p>
              </table:table-cell>
              <table:table-cell office:value-type="float" office:value="0.91884">
                <text:p>0.91884</text:p>
              </table:table-cell>
              <table:table-cell office:value-type="float" office:value="0.74169">
                <text:p>0.7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r1</text:p>
                <draw:g>
                  <svg:desc>Sheet1.B8:Sheet1.B8</svg:desc>
                </draw:g>
              </table:table-cell>
              <table:table-cell office:value-type="float" office:value="0.91021">
                <text:p>0.91021</text:p>
                <draw:g>
                  <svg:desc>Sheet1.C8:Sheet1.J8</svg:desc>
                </draw:g>
              </table:table-cell>
              <table:table-cell office:value-type="float" office:value="0.93499">
                <text:p>0.93499</text:p>
              </table:table-cell>
              <table:table-cell office:value-type="float" office:value="0.94387">
                <text:p>0.94387</text:p>
              </table:table-cell>
              <table:table-cell office:value-type="float" office:value="0.94069">
                <text:p>0.94069</text:p>
              </table:table-cell>
              <table:table-cell office:value-type="float" office:value="0.93678">
                <text:p>0.93678</text:p>
              </table:table-cell>
              <table:table-cell office:value-type="float" office:value="0.91884">
                <text:p>0.91884</text:p>
              </table:table-cell>
              <table:table-cell office:value-type="float" office:value="0.74169">
                <text:p>0.7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r2</text:p>
                <draw:g>
                  <svg:desc>Sheet1.B9:Sheet1.B9</svg:desc>
                </draw:g>
              </table:table-cell>
              <table:table-cell office:value-type="float" office:value="0.9114">
                <text:p>0.9114</text:p>
                <draw:g>
                  <svg:desc>Sheet1.C9:Sheet1.J9</svg:desc>
                </draw:g>
              </table:table-cell>
              <table:table-cell office:value-type="float" office:value="0.93626">
                <text:p>0.93626</text:p>
              </table:table-cell>
              <table:table-cell office:value-type="float" office:value="0.94438">
                <text:p>0.94438</text:p>
              </table:table-cell>
              <table:table-cell office:value-type="float" office:value="0.94215">
                <text:p>0.94215</text:p>
              </table:table-cell>
              <table:table-cell office:value-type="float" office:value="0.93794">
                <text:p>0.93794</text:p>
              </table:table-cell>
              <table:table-cell office:value-type="float" office:value="0.91978">
                <text:p>0.91978</text:p>
              </table:table-cell>
              <table:table-cell office:value-type="float" office:value="0.74866">
                <text:p>0.7486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